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Heading_20_1" style:master-page-name="MP0">
      <style:paragraph-properties style:page-number="auto" fo:break-before="page"/>
    </style:style>
    <style:style style:name="P3" style:family="paragraph" style:parent-style-name="Normal">
      <style:text-properties officeooo:rsid="001ecaca" officeooo:paragraph-rsid="001ecaca"/>
    </style:style>
    <style:style style:name="P4" style:family="paragraph" style:parent-style-name="Normal">
      <style:text-properties officeooo:rsid="00228d48" officeooo:paragraph-rsid="00228d48"/>
    </style:style>
    <style:style style:name="P5" style:family="paragraph" style:parent-style-name="Normal">
      <style:text-properties officeooo:rsid="0022e6aa" officeooo:paragraph-rsid="0022e6aa"/>
    </style:style>
    <style:style style:name="P6" style:family="paragraph" style:parent-style-name="Normal">
      <style:paragraph-properties fo:break-before="page"/>
    </style:style>
    <style:style style:name="T1" style:family="text">
      <style:text-properties officeooo:rsid="001ecaca"/>
    </style:style>
    <style:style style:name="T2" style:family="text">
      <style:text-properties fo:color="#2e74b5" loext:opacity="100%" style:font-name="Calibri Light" fo:font-size="16pt" officeooo:rsid="001ecaca" style:font-name-asian="Times New Roman" style:font-size-asian="16pt" style:font-name-complex="Calibri Light" style:font-size-complex="16pt"/>
    </style:style>
    <style:style style:name="T3" style:family="text">
      <style:text-properties officeooo:rsid="00203294"/>
    </style:style>
    <style:style style:name="T4" style:family="text">
      <style:text-properties officeooo:rsid="00228d48"/>
    </style:style>
    <style:style style:name="T5" style:family="text">
      <style:text-properties officeooo:rsid="0022e5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text:span text:style-name="T2">5: Arithmetic</text:span></text:h>
      <text:p text:style-name="Normal">[Title Slide]</text:p>
      <text:p text:style-name="Normal">Hi, there! This is Matt Heffernan. Welcome back to my channel. This is the fourth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text:span text:style-name="T1">how to move data using </text:span>all of the different addressing modes <text:span text:style-name="T1">and branching and looping with conditional instructions. In most cases, conditions are set as a result of arithmetic operations, and the Z80, like most 8-bit processors, only has native support for addition and subtraction. In this episode we will go over how all of the different addition and subtraction instructions work and how they affect the status flags. If you are coming from the 6502, you will quickly see that not only is the Z80 quite different in the way that it handles the status flags, but that it is also much more complex in terms of the many different ways arithmetic operations can be implemented. </text:span><text:span text:style-name="T3">This is why we are devoting a whole episode just to basic arithmetic, instead of going into Boolean logic as well. That will be coming in the next episode, </text:span><text:span text:style-name="T4">so please subscribe and click the bell to be notified when that comes out.</text:span><text:span text:style-name="T3"> </text:span><text:span text:style-name="T4">F</text:span><text:span text:style-name="T3">or now, let’s get our pluses and minuses straight.</text:span></text:p>
      <text:p text:style-name="P3">[cut to slide 2 – 8-bit arithmetic]</text:p>
      <text:p text:style-name="P4">Most high-level languages, like C, use an intuitive syntax for mathematical operations that goes all the way back to Fortran, which tried to make code look like standard equations. To set a value to be the sum of two other values subtracted by a third value, in C you just write out the equation using variable names and end the line with a semicolon, like you see here on the left. <text:span text:style-name="T5">In Z80 Assembly, we have to break this operation down into individual steps. Assuming that all of these variables are 8-bit integers, we can reference them using labels and load their values into registers. First, we load the value of “bar” into A, then copy it to B. Next we load “baz” into A and then store it in C. Finally, we load “foo” into A and we are ready to actually do the arithmetic. First, we add B to A, then subtract C, and finally store the result in “val”. Just like in the C code, the input variables remain unchanged as all the math happened in the registers using the copied values. It seems pretty straightforward, but there’s a lot going on under the surface, and those details become important when you are writing your code.</text:span></text:p>
      <text:p text:style-name="P5">[cut to slide 3 – ADD 8-bit]</text:p>
      <text:p text:style-name="P5"/>
      <text:p text:style-name="P4"/>
      <text:p text:style-name="Normal"/>
      <text:p text:style-name="P1">[switch to build.sh tab]</text:p>
      <text:p text:style-name="Normal">We just call sjasmplus with the lst option to generate a machine code listing and then pass it the name of our assembly file, <text:span text:style-name="T1">math</text:span>.asm. Now let’s go to the terminal and run it.</text:p>
      <text:p text:style-name="Normal">[cut to terminal]</text:p>
      <text:p text:style-name="Normal">We run build.sh… and then do a directory listing and see that the <text:span text:style-name="T1">math</text:span>.sna snapshot file is there. So let’s load it into the emulator.</text:p>
      <text:p text:style-name="Normal">[cut to emulator]</text:p>
      <text:p text:style-name="Normal">We’re using Fuse again, so we hit F3 and select <text:span text:style-name="T1">math</text:span>.sna and let it run. </text:p>
      <text:p text:style-name="P1">[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6-22T18:58:00Z</meta:creation-date>
    <dc:date>2021-07-28T01:23:53.108444697</dc:date>
    <meta:editing-cycles>95</meta:editing-cycles>
    <meta:editing-duration>PT7H45M58S</meta:editing-duration>
    <meta:document-statistic meta:table-count="0" meta:image-count="0" meta:object-count="0" meta:page-count="3" meta:paragraph-count="16" meta:word-count="732" meta:character-count="4045" meta:non-whitespace-character-count="3326"/>
    <meta:template xlink:type="simple" xlink:actuate="onRequest" xlink:title="" xlink:href="../../Lesson4/Lesson4_Script.odt/Normal.dotm"/>
  </office:meta>
</office:document-meta>
</file>